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 Pro Text" svg:font-family="'SF Pro Text', 'Helvetica Neue', Helvetica, Arial, sans-serif"/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209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1.398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4" style:family="table-row">
      <style:table-row-properties style:min-row-height="1.201cm"/>
    </style:style>
    <style:style style:name="Table2.A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Liberation Mono" fo:font-size="10pt" officeooo:paragraph-rsid="002814c1"/>
    </style:style>
    <style:style style:name="P2" style:family="paragraph" style:parent-style-name="Table_20_Contents">
      <style:text-properties style:font-name="Liberation Sans" fo:font-size="10pt" fo:language="es" fo:country="MX" officeooo:rsid="0047dc01" officeooo:paragraph-rsid="002559bf" style:font-size-asian="10pt" style:font-size-complex="10pt"/>
    </style:style>
    <style:style style:name="P3" style:family="paragraph" style:parent-style-name="Table_20_Contents">
      <style:text-properties officeooo:paragraph-rsid="002559bf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  <style:text-properties fo:color="#808080" loext:opacity="100%" style:font-name="Liberation Sans" fo:font-size="14pt" fo:font-weight="normal" officeooo:paragraph-rsid="001b3395" style:font-size-asian="14pt" style:font-weight-asian="normal" style:font-size-complex="14pt" style:font-weight-complex="normal"/>
    </style:style>
    <style:style style:name="P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808080" loext:opacity="100%" style:font-name="Liberation Sans" fo:font-size="14pt" fo:letter-spacing="normal" fo:font-style="normal" fo:font-weight="normal" officeooo:paragraph-rsid="002559bf" style:font-size-asian="14pt" style:font-weight-asian="normal" style:font-size-complex="14pt" style:font-weight-complex="normal"/>
    </style:style>
    <style:style style:name="P6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rsid="002559bf" officeooo:paragraph-rsid="002559bf" style:font-name-asian="Songti SC" style:font-size-asian="14pt" style:font-weight-asian="normal" style:font-name-complex="Arial Unicode MS" style:font-size-complex="14pt" style:font-weight-complex="normal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ccefc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6f552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f6a1c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bd299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b26f4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e2053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paragraph-rsid="001b3395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9pt" fo:letter-spacing="normal" fo:language="es" fo:country="MX" fo:font-style="normal" fo:font-weight="normal" officeooo:rsid="00d53ba5" officeooo:paragraph-rsid="002814c1" style:font-name-asian="Songti SC" style:font-size-asian="9pt" style:font-weight-asian="normal" style:font-name-complex="Arial Unicode MS" style:font-size-complex="9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2814c1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ans-serif" fo:font-size="7.30000019073486pt" fo:letter-spacing="normal" fo:font-style="normal" fo:font-weight="normal" officeooo:rsid="0075150a" officeooo:paragraph-rsid="002814c1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ans-serif" fo:font-size="7.30000019073486pt" fo:letter-spacing="normal" fo:font-style="normal" fo:font-weight="normal" officeooo:paragraph-rsid="002814c1"/>
    </style:style>
    <style:style style:name="P19" style:family="paragraph" style:parent-style-name="Heading_20_2">
      <style:text-properties fo:color="#808080" loext:opacity="100%" style:font-name="Liberation Sans" fo:font-size="14pt" fo:font-weight="normal" officeooo:paragraph-rsid="001b3395" style:font-size-asian="14pt" style:font-weight-asian="normal" style:font-size-complex="14pt" style:font-weight-complex="normal"/>
    </style:style>
    <style:style style:name="P20" style:family="paragraph" style:parent-style-name="Heading_20_2">
      <style:text-properties fo:color="#808080" loext:opacity="100%" style:font-name="Liberation Sans" fo:font-size="14pt" fo:font-weight="normal" officeooo:paragraph-rsid="002814c1" style:font-size-asian="14pt" style:font-weight-asian="normal" style:font-size-complex="14pt" style:font-weight-complex="normal"/>
    </style:style>
    <style:style style:name="P21" style:family="paragraph" style:parent-style-name="Heading_20_2">
      <style:text-properties fo:color="#808080" loext:opacity="100%" style:font-name="Liberation Sans" fo:font-size="14pt" fo:font-weight="normal" style:font-name-asian="Songti SC" style:font-size-asian="14pt" style:font-weight-asian="normal" style:font-name-complex="Arial Unicode MS" style:font-size-complex="14pt" style:font-weight-complex="normal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23" style:family="paragraph" style:parent-style-name="Preformatted_20_Text">
      <style:paragraph-properties fo:orphans="2" fo:widows="2"/>
      <style:text-properties fo:font-size="9pt" style:font-size-asian="9pt" style:font-size-complex="9pt"/>
    </style:style>
    <style:style style:name="P2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25" style:family="paragraph" style:parent-style-name="Heading_20_2">
      <style:paragraph-properties fo:margin-top="0cm" fo:margin-bottom="0.499cm" style:contextual-spacing="false"/>
      <style:text-properties fo:color="#808080" loext:opacity="100%" style:font-name="Liberation Sans" fo:font-size="14pt" fo:font-weight="normal" officeooo:paragraph-rsid="002a92f0" style:font-name-asian="Songti SC" style:font-size-asian="14pt" style:font-weight-asian="normal" style:font-name-complex="Arial Unicode MS" style:font-size-complex="14pt" style:font-weight-complex="normal"/>
    </style:style>
    <style:style style:name="P26" style:family="paragraph" style:parent-style-name="Heading_20_3">
      <style:paragraph-properties fo:margin-top="0cm" fo:margin-bottom="0.499cm" style:contextual-spacing="false" fo:orphans="2" fo:widows="2"/>
      <style:text-properties fo:font-variant="normal" fo:text-transform="none" style:use-window-font-color="true" loext:opacity="0%" style:font-name="Liberation Sans" fo:font-size="14pt" fo:letter-spacing="normal" fo:language="es" fo:country="MX" fo:font-style="normal" fo:font-weight="normal" officeooo:rsid="00d53ba5" officeooo:paragraph-rsid="002a92f0" style:font-name-asian="Songti SC" style:font-size-asian="14pt" style:font-weight-asian="normal" style:font-name-complex="Arial Unicode MS" style:font-size-complex="14pt" style:font-weight-complex="normal"/>
    </style:style>
    <style:style style:name="P27" style:family="paragraph" style:parent-style-name="Heading_20_3">
      <style:paragraph-properties fo:margin-top="0cm" fo:margin-bottom="0.499cm" style:contextual-spacing="false" fo:line-height="100%" fo:orphans="2" fo:widows="2"/>
      <style:text-properties fo:font-variant="normal" fo:text-transform="none" style:use-window-font-color="true" loext:opacity="0%" style:font-name="Liberation Sans" fo:font-size="14pt" fo:letter-spacing="normal" fo:language="es" fo:country="MX" fo:font-style="normal" fo:font-weight="normal" officeooo:rsid="00d53ba5" officeooo:paragraph-rsid="002a92f0" style:font-name-asian="Songti SC" style:font-size-asian="14pt" style:font-weight-asian="normal" style:font-name-complex="Arial Unicode MS" style:font-size-complex="14pt" style:font-weight-complex="normal"/>
    </style:style>
    <style:style style:name="P28" style:family="paragraph" style:parent-style-name="Text_20_body">
      <style:text-properties officeooo:paragraph-rsid="001b3395"/>
    </style:style>
    <style:style style:name="P29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orphans="2" fo:widows="2" fo:text-indent="-1cm" style:auto-text-indent="false" style:page-number="auto" fo:background-color="transparent"/>
      <style:text-properties style:font-name="Liberation Sans" fo:font-size="11pt" fo:language="es" fo:country="MX" officeooo:paragraph-rsid="002720c9" style:font-size-asian="11pt" style:font-size-complex="11pt"/>
    </style:style>
    <style:style style:name="P30" style:family="paragraph" style:parent-style-name="Standard">
      <style:text-properties officeooo:paragraph-rsid="002814c1"/>
    </style:style>
    <style:style style:name="P31" style:family="paragraph" style:parent-style-name="Table">
      <style:paragraph-properties fo:keep-with-next="always"/>
      <style:text-properties style:font-name="Liberation Sans" fo:font-size="11pt" officeooo:paragraph-rsid="002559bf" style:font-size-asian="11pt" style:font-size-complex="11pt"/>
    </style:style>
    <style:style style:name="P32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rsid="0047dc01" officeooo:paragraph-rsid="002559bf" style:font-size-asian="10pt" style:font-size-complex="10pt"/>
    </style:style>
    <style:style style:name="P33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rsid="0011b52e" officeooo:paragraph-rsid="002559bf" style:font-size-asian="10pt" style:font-size-complex="10pt"/>
    </style:style>
    <style:style style:name="P34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paragraph-rsid="002559bf"/>
    </style:style>
    <style:style style:name="P35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174d15" officeooo:paragraph-rsid="002559bf" style:font-size-asian="10pt" style:font-size-complex="10pt"/>
    </style:style>
    <style:style style:name="P36" style:family="paragraph" style:parent-style-name="Table_20_Contents">
      <style:paragraph-properties fo:margin-top="0cm" fo:margin-bottom="0cm" style:contextual-spacing="false"/>
      <style:text-properties fo:language="es" fo:country="ES" officeooo:paragraph-rsid="002559bf"/>
    </style:style>
    <style:style style:name="P37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Sans" fo:font-size="9pt" fo:letter-spacing="normal" fo:language="es" fo:country="MX" fo:font-style="normal" fo:font-weight="normal" officeooo:rsid="00d53ba5" officeooo:paragraph-rsid="002a92f0" style:font-name-asian="Songti SC" style:font-size-asian="9pt" style:font-weight-asian="normal" style:font-name-complex="Arial Unicode MS" style:font-size-complex="9pt" style:font-weight-complex="normal"/>
    </style:style>
    <style:style style:name="P38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Mono" fo:font-size="9pt" fo:letter-spacing="normal" fo:language="es" fo:country="MX" fo:font-style="normal" fo:font-weight="normal" officeooo:rsid="00d53ba5" officeooo:paragraph-rsid="002a92f0" style:font-name-asian="Songti SC" style:font-size-asian="9pt" style:font-weight-asian="normal" style:font-name-complex="Arial Unicode MS" style:font-size-complex="9pt" style:font-weight-complex="normal"/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2" style:family="paragraph" style:parent-style-name="Contents_20_Heading">
      <style:text-properties style:font-name="Liberation Sans" fo:font-size="11pt" style:font-size-asian="11pt" style:font-size-complex="11pt"/>
    </style:style>
    <style:style style:name="P43" style:family="paragraph" style:parent-style-name="Heading_20_1">
      <style:paragraph-properties fo:margin-left="0cm" fo:margin-right="0cm" fo:line-height="100%" fo:orphans="2" fo:widows="2" fo:text-indent="0cm" style:auto-text-indent="false"/>
      <style:text-properties officeooo:paragraph-rsid="001a8736"/>
    </style:style>
    <style:style style:name="T1" style:family="text">
      <style:text-properties fo:color="#808080" loext:opacity="100%" fo:font-size="9pt" officeooo:rsid="002814c1" style:font-size-asian="9pt" style:font-size-complex="9pt"/>
    </style:style>
    <style:style style:name="T2" style:family="text">
      <style:text-properties fo:color="#808080" loext:opacity="100%" style:font-name="Liberation Mono" fo:font-size="9pt" fo:language="es" fo:country="MX" officeooo:rsid="002878d2" style:font-size-asian="9pt" style:font-size-complex="9pt"/>
    </style:style>
    <style:style style:name="T3" style:family="text">
      <style:text-properties fo:color="#808080" loext:opacity="100%" fo:font-size="11pt" fo:font-weight="bold" officeooo:rsid="00ec2012" style:font-size-asian="11pt" style:font-weight-asian="bold" style:font-size-complex="11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sans-serif" officeooo:rsid="002814c1"/>
    </style:style>
    <style:style style:name="T6" style:family="text">
      <style:text-properties style:font-name="sans-serif" fo:font-weight="bold" officeooo:rsid="002814c1" style:font-weight-asian="bold" style:font-weight-complex="bold"/>
    </style:style>
    <style:style style:name="T7" style:family="text">
      <style:text-properties style:font-name="sans-serif" fo:font-size="10pt" fo:language="es" fo:country="MX" fo:font-style="normal" officeooo:rsid="001f8c35" style:font-size-asian="10pt" style:font-style-asian="normal" style:font-size-complex="10pt" style:font-style-complex="normal"/>
    </style:style>
    <style:style style:name="T8" style:family="text">
      <style:text-properties style:font-name="sans-serif" fo:font-size="10pt" fo:language="es" fo:country="MX" fo:font-style="normal" officeooo:rsid="000ea4fb" style:font-size-asian="10pt" style:font-style-asian="normal" style:font-size-complex="10pt" style:font-style-complex="normal"/>
    </style:style>
    <style:style style:name="T9" style:family="text">
      <style:text-properties style:font-name="sans-serif" fo:font-size="10pt" fo:language="es" fo:country="MX" fo:font-style="normal" officeooo:rsid="001cb62c" style:font-size-asian="10pt" style:font-style-asian="normal" style:font-size-complex="10pt" style:font-style-complex="normal"/>
    </style:style>
    <style:style style:name="T10" style:family="text">
      <style:text-properties style:font-name="sans-serif" fo:font-size="10pt" fo:language="es" fo:country="MX" fo:font-style="normal" officeooo:rsid="000dcd2c" style:font-size-asian="10pt" style:font-style-asian="normal" style:font-size-complex="10pt" style:font-style-complex="normal"/>
    </style:style>
    <style:style style:name="T11" style:family="text">
      <style:text-properties fo:color="#000000" loext:opacity="100%" style:font-name="Liberation Sans" fo:font-size="11pt" officeooo:rsid="00236e14" style:font-size-asian="11pt" style:font-size-complex="11pt"/>
    </style:style>
    <style:style style:name="T12" style:family="text">
      <style:text-properties fo:color="#000000" loext:opacity="100%" style:font-name="Liberation Sans" fo:font-size="11pt" officeooo:rsid="0021cd82" style:font-size-asian="11pt" style:font-size-complex="11pt"/>
    </style:style>
    <style:style style:name="T13" style:family="text">
      <style:text-properties fo:color="#000000" loext:opacity="100%" style:font-name="Liberation Sans" fo:font-size="11pt" officeooo:rsid="00e7ea3b" style:font-size-asian="11pt" style:font-size-complex="11pt"/>
    </style:style>
    <style:style style:name="T14" style:family="text">
      <style:text-properties fo:color="#000000" loext:opacity="100%" style:font-name="Liberation Sans" fo:font-size="11pt" officeooo:rsid="00337747" style:font-size-asian="11pt" style:font-size-complex="11pt"/>
    </style:style>
    <style:style style:name="T15" style:family="text">
      <style:text-properties fo:color="#000000" loext:opacity="100%" style:font-name="Liberation Sans" fo:font-size="11pt" officeooo:rsid="002aa532" style:font-size-asian="11pt" style:font-size-complex="11pt"/>
    </style:style>
    <style:style style:name="T16" style:family="text">
      <style:text-properties fo:color="#000000" loext:opacity="100%" style:font-name="Liberation Sans" fo:font-size="11pt" officeooo:rsid="001b3395" style:font-size-asian="11pt" style:font-size-complex="11pt"/>
    </style:style>
    <style:style style:name="T17" style:family="text">
      <style:text-properties fo:color="#000000" loext:opacity="100%" style:font-name="Liberation Sans" fo:font-size="11pt" officeooo:rsid="0045d9f4" style:font-size-asian="11pt" style:font-size-complex="11pt"/>
    </style:style>
    <style:style style:name="T18" style:family="text">
      <style:text-properties fo:color="#000000" loext:opacity="100%" style:font-name="Liberation Sans" fo:font-size="11pt" officeooo:rsid="00e7ea3b" style:font-name-asian="Liberation Mono1" style:font-size-asian="11pt" style:font-name-complex="Liberation Mono1" style:font-size-complex="11pt"/>
    </style:style>
    <style:style style:name="T19" style:family="text">
      <style:text-properties fo:color="#000000" loext:opacity="100%" style:font-name="Liberation Sans" fo:font-size="11pt" officeooo:rsid="002b752e" style:font-name-asian="Liberation Mono1" style:font-size-asian="11pt" style:font-name-complex="Liberation Mono1" style:font-size-complex="11pt"/>
    </style:style>
    <style:style style:name="T20" style:family="text">
      <style:text-properties fo:color="#000000" loext:opacity="100%" style:font-name="Liberation Sans" fo:font-size="11pt" officeooo:rsid="0021cd82" style:font-name-asian="Liberation Mono1" style:font-size-asian="11pt" style:font-name-complex="Liberation Mono1" style:font-size-complex="11pt"/>
    </style:style>
    <style:style style:name="T21" style:family="text">
      <style:text-properties fo:color="#000000" loext:opacity="100%" style:font-name="Liberation Sans" fo:font-size="11pt" officeooo:rsid="00337747" style:font-name-asian="Liberation Mono1" style:font-size-asian="11pt" style:font-name-complex="Liberation Mono1" style:font-size-complex="11pt"/>
    </style:style>
    <style:style style:name="T22" style:family="text">
      <style:text-properties fo:color="#000000" loext:opacity="100%" style:font-name="Liberation Sans" fo:font-size="11pt" officeooo:rsid="001b3395" style:font-name-asian="Liberation Mono1" style:font-size-asian="11pt" style:font-name-complex="Liberation Mono1" style:font-size-complex="11pt"/>
    </style:style>
    <style:style style:name="T23" style:family="text">
      <style:text-properties fo:color="#000000" loext:opacity="100%" style:font-name="Liberation Sans" fo:font-size="11pt" officeooo:rsid="001bd299" style:font-name-asian="Liberation Mono1" style:font-size-asian="11pt" style:font-name-complex="Liberation Mono1" style:font-size-complex="11pt"/>
    </style:style>
    <style:style style:name="T24" style:family="text">
      <style:text-properties fo:color="#000000" loext:opacity="100%" style:font-name="Liberation Sans" fo:font-size="11pt" officeooo:rsid="0045d9f4" style:font-name-asian="Liberation Mono1" style:font-size-asian="11pt" style:font-name-complex="Liberation Mono1" style:font-size-complex="11pt"/>
    </style:style>
    <style:style style:name="T25" style:family="text">
      <style:text-properties fo:color="#000000" loext:opacity="100%" style:font-name="Liberation Mono" fo:font-size="11pt" officeooo:rsid="00236e14" style:font-size-asian="11pt" style:font-size-complex="11pt"/>
    </style:style>
    <style:style style:name="T26" style:family="text">
      <style:text-properties fo:color="#000000" loext:opacity="100%" style:font-name="Liberation Mono" fo:font-size="11pt" officeooo:rsid="002aa532" style:font-size-asian="11pt" style:font-size-complex="11pt"/>
    </style:style>
    <style:style style:name="T27" style:family="text">
      <style:text-properties fo:color="#000000" loext:opacity="100%" style:font-name="Liberation Mono" fo:font-size="11pt" officeooo:rsid="001b3395" style:font-name-asian="Liberation Mono1" style:font-size-asian="11pt" style:font-name-complex="Liberation Mono1" style:font-size-complex="11pt"/>
    </style:style>
    <style:style style:name="T28" style:family="text">
      <style:text-properties fo:color="#000000" loext:opacity="100%" style:font-name="Liberation Mono" fo:font-size="10pt" fo:language="es" fo:country="MX"/>
    </style:style>
    <style:style style:name="T29" style:family="text">
      <style:text-properties fo:color="#000000" loext:opacity="100%" fo:font-size="11pt" officeooo:rsid="0045d9f4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1a3f9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bd299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b26f4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bd299" style:font-size-asian="11pt" style:font-style-asian="italic" style:font-size-complex="11pt" style:font-style-complex="italic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1bd299" style:font-size-asian="11pt" style:font-style-asian="italic" style:font-size-complex="11pt" style:font-style-complex="italic"/>
    </style:style>
    <style:style style:name="T3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f6815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3b982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746f3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209cb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3cf8c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f6a1c" style:font-size-asian="11pt" style:font-size-complex="11pt"/>
    </style:style>
    <style:style style:name="T42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4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49dfb" style:font-size-asian="11pt" style:font-size-complex="11pt"/>
    </style:style>
    <style:style style:name="T4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07023" style:font-size-asian="11pt" style:font-size-complex="11pt"/>
    </style:style>
    <style:style style:name="T4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cb62c" style:font-size-asian="11pt" style:font-size-complex="11pt"/>
    </style:style>
    <style:style style:name="T4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09426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b3959" style:font-size-asian="11pt" style:font-size-complex="11pt"/>
    </style:style>
    <style:style style:name="T4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3bd5f" style:font-size-asian="11pt" style:font-size-complex="11pt"/>
    </style:style>
    <style:style style:name="T4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f369e" style:font-size-asian="11pt" style:font-size-complex="11pt"/>
    </style:style>
    <style:style style:name="T5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cb5bc" style:font-size-asian="11pt" style:font-size-complex="11pt"/>
    </style:style>
    <style:style style:name="T5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ccefc" style:font-size-asian="11pt" style:font-size-complex="11pt"/>
    </style:style>
    <style:style style:name="T5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6746f3" style:font-size-asian="11pt" style:font-size-complex="11pt"/>
    </style:style>
    <style:style style:name="T5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429ea" style:font-size-asian="11pt" style:font-size-complex="11pt"/>
    </style:style>
    <style:style style:name="T54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419436" style:font-size-asian="11pt" style:font-size-complex="11pt"/>
    </style:style>
    <style:style style:name="T55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f6815" style:font-size-asian="11pt" style:font-size-complex="11pt"/>
    </style:style>
    <style:style style:name="T56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691155" style:font-size-asian="11pt" style:font-size-complex="11pt"/>
    </style:style>
    <style:style style:name="T57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13c741" style:font-size-asian="11pt" style:font-size-complex="11pt"/>
    </style:style>
    <style:style style:name="T58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1081dd2" style:font-size-asian="11pt" style:font-size-complex="11pt"/>
    </style:style>
    <style:style style:name="T59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acfa86" style:font-size-asian="11pt" style:font-size-complex="11pt"/>
    </style:style>
    <style:style style:name="T60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c7f30" style:font-size-asian="11pt" style:font-size-complex="11pt"/>
    </style:style>
    <style:style style:name="T61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6f552" style:font-size-asian="11pt" style:font-size-complex="11pt"/>
    </style:style>
    <style:style style:name="T62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720c9" style:font-size-asian="11pt" style:font-size-complex="11pt"/>
    </style:style>
    <style:style style:name="T63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d8bb7" style:font-size-asian="11pt" style:font-size-complex="11pt"/>
    </style:style>
    <style:style style:name="T64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f6a1c" style:font-size-asian="11pt" style:font-size-complex="11pt"/>
    </style:style>
    <style:style style:name="T65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1bd299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3a0a18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3b26f4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3c7002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3cb765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3e2053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Sans" fo:font-size="11pt" fo:letter-spacing="normal" fo:language="es" fo:country="ES" fo:font-style="italic" fo:font-weight="normal" officeooo:rsid="003a0a18" style:font-size-asian="11pt" style:font-style-asian="italic" style:font-size-complex="11pt" style:font-style-complex="italic"/>
    </style:style>
    <style:style style:name="T72" style:family="text">
      <style:text-properties fo:font-variant="normal" fo:text-transform="none" fo:color="#000000" loext:opacity="100%" style:font-name="Liberation Sans" fo:font-size="11pt" fo:letter-spacing="normal" fo:language="es" fo:country="ES" fo:font-style="italic" fo:font-weight="normal" officeooo:rsid="003b26f4" style:font-size-asian="11pt" style:font-style-asian="italic" style:font-size-complex="11pt" style:font-style-complex="italic"/>
    </style:style>
    <style:style style:name="T73" style:family="text">
      <style:text-properties fo:font-variant="normal" fo:text-transform="none" fo:color="#000000" loext:opacity="100%" style:font-name="Liberation Sans" fo:font-size="11pt" fo:letter-spacing="normal" fo:language="es" fo:country="ES" fo:font-style="italic" fo:font-weight="normal" officeooo:rsid="003cb765" style:font-size-asian="11pt" style:font-style-asian="italic" style:font-size-complex="11pt" style:font-style-complex="italic"/>
    </style:style>
    <style:style style:name="T74" style:family="text">
      <style:text-properties fo:font-variant="normal" fo:text-transform="none" fo:color="#000000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75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16fe59" style:font-size-asian="18pt" style:font-weight-asian="bold" style:font-size-complex="18pt" style:font-weight-complex="bold"/>
    </style:style>
    <style:style style:name="T76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1198cc4" style:font-size-asian="18pt" style:font-weight-asian="bold" style:font-size-complex="18pt" style:font-weight-complex="bold"/>
    </style:style>
    <style:style style:name="T77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0eb537" style:font-size-asian="18pt" style:font-style-asian="normal" style:font-weight-asian="bold" style:font-size-complex="18pt" style:font-style-complex="normal" style:font-weight-complex="bold"/>
    </style:style>
    <style:style style:name="T78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18fa85" style:font-size-asian="18pt" style:font-style-asian="normal" style:font-weight-asian="bold" style:font-size-complex="18pt" style:font-style-complex="normal" style:font-weight-complex="bold"/>
    </style:style>
    <style:style style:name="T79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236e14" style:font-size-asian="18pt" style:font-style-asian="normal" style:font-weight-asian="bold" style:font-size-complex="18pt" style:font-style-complex="normal" style:font-weight-complex="bold"/>
    </style:style>
    <style:style style:name="T80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27e5c8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1198cc4" style:font-size-asian="18pt" style:font-style-asian="normal" style:font-weight-asian="bold" style:font-size-complex="18pt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4429ea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4429ea" style:font-name-asian="PingFang SC" style:font-size-asian="18pt" style:font-style-asian="normal" style:font-weight-asian="bold" style:font-name-complex="Arial Unicode MS" style:font-size-complex="18pt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1a8736" style:font-name-asian="PingFang SC" style:font-size-asian="18pt" style:font-style-asian="normal" style:font-weight-asian="bold" style:font-name-complex="Arial Unicode MS" style:font-size-complex="18pt" style:font-style-complex="normal" style:font-weight-complex="bold"/>
    </style:style>
    <style:style style:name="T85" style:family="text">
      <style:text-properties fo:font-variant="normal" fo:text-transform="none" fo:color="#000000" loext:opacity="100%" style:font-name="Liberation Sans" fo:font-size="18pt" fo:letter-spacing="normal" fo:font-style="italic" fo:font-weight="bold" officeooo:rsid="001a8736" style:font-name-asian="PingFang SC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T86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407023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93bd5f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ccefc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f6815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3b982" style:font-size-asian="11pt" style:font-size-complex="11pt"/>
    </style:style>
    <style:style style:name="T91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4c4a6" style:font-size-asian="11pt" style:font-size-complex="11pt"/>
    </style:style>
    <style:style style:name="T92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209cb" style:font-size-asian="11pt" style:font-size-complex="11pt"/>
    </style:style>
    <style:style style:name="T93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3cf8c" style:font-size-asian="11pt" style:font-size-complex="11pt"/>
    </style:style>
    <style:style style:name="T94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691155" style:font-size-asian="11pt" style:font-size-complex="11pt"/>
    </style:style>
    <style:style style:name="T95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419436" style:font-size-asian="11pt" style:font-size-complex="11pt"/>
    </style:style>
    <style:style style:name="T96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2f6815" style:font-size-asian="11pt" style:font-size-complex="11pt"/>
    </style:style>
    <style:style style:name="T97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406c9f" style:font-size-asian="11pt" style:font-size-complex="11pt"/>
    </style:style>
    <style:style style:name="T98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13c741" style:font-size-asian="11pt" style:font-size-complex="11pt"/>
    </style:style>
    <style:style style:name="T99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26f552" style:font-size-asian="11pt" style:font-size-complex="11pt"/>
    </style:style>
    <style:style style:name="T100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2d8bb7" style:font-size-asian="11pt" style:font-size-complex="11pt"/>
    </style:style>
    <style:style style:name="T101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2f6a1c" style:font-size-asian="11pt" style:font-size-complex="11pt"/>
    </style:style>
    <style:style style:name="T102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3a0a18" style:font-size-asian="11pt" style:font-size-complex="11pt"/>
    </style:style>
    <style:style style:name="T10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bd299" style:font-size-asian="11pt" style:font-size-complex="11pt"/>
    </style:style>
    <style:style style:name="T104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105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106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10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3cf8c" style:font-size-asian="11pt" style:font-size-complex="11pt"/>
    </style:style>
    <style:style style:name="T108" style:family="text">
      <style:text-properties fo:font-variant="normal" fo:text-transform="none" fo:color="#800080" loext:opacity="100%" style:font-name="sans-serif" fo:font-size="11pt" fo:letter-spacing="normal" fo:font-style="normal" fo:font-weight="normal" style:font-size-asian="11pt" style:font-size-complex="11pt"/>
    </style:style>
    <style:style style:name="T109" style:family="text">
      <style:text-properties fo:font-variant="normal" fo:text-transform="none" fo:color="#800080" loext:opacity="100%" style:font-name="Liberation Sans" fo:font-size="11pt" fo:letter-spacing="normal" fo:font-style="normal" fo:font-weight="normal" style:font-size-asian="11pt" style:font-size-complex="11pt"/>
    </style:style>
    <style:style style:name="T110" style:family="text">
      <style:text-properties fo:font-variant="normal" fo:text-transform="none" fo:color="#800080" loext:opacity="100%" style:font-name="Liberation Sans" fo:font-size="11pt" fo:letter-spacing="normal" fo:font-style="normal" fo:font-weight="normal" officeooo:rsid="0075150a" style:font-size-asian="11pt" style:font-size-complex="11pt"/>
    </style:style>
    <style:style style:name="T111" style:family="text">
      <style:text-properties fo:font-variant="normal" fo:text-transform="none" fo:color="#800080" loext:opacity="100%" style:font-name="Liberation Mono" fo:font-size="11pt" fo:letter-spacing="normal" fo:language="es" fo:country="ES" fo:font-style="normal" fo:font-weight="normal" officeooo:rsid="002f6a1c" style:font-size-asian="11pt" style:font-size-complex="11pt"/>
    </style:style>
    <style:style style:name="T112" style:family="text">
      <style:text-properties fo:font-variant="normal" fo:text-transform="none" fo:color="#595959" loext:opacity="100%" style:font-name="sans-serif" fo:letter-spacing="normal" fo:font-style="normal" officeooo:rsid="0018f814"/>
    </style:style>
    <style:style style:name="T113" style:family="text">
      <style:text-properties fo:font-variant="normal" fo:text-transform="none" fo:color="#595959" loext:opacity="100%" style:font-name="sans-serif" fo:letter-spacing="normal" fo:font-style="normal" officeooo:rsid="001b3395" style:font-name-asian="Songti SC" style:font-name-complex="Arial Unicode MS"/>
    </style:style>
    <style:style style:name="T114" style:family="text">
      <style:text-properties fo:font-variant="normal" fo:text-transform="none" fo:color="#595959" loext:opacity="100%" style:font-name="sans-serif" fo:letter-spacing="normal" fo:font-style="normal" officeooo:rsid="0036023c"/>
    </style:style>
    <style:style style:name="T115" style:family="text">
      <style:text-properties fo:font-variant="normal" fo:text-transform="none" fo:color="#808080" loext:opacity="100%" style:font-name="Liberation Mono" fo:font-size="11pt" fo:letter-spacing="normal" fo:language="es" fo:country="ES" fo:font-style="normal" fo:font-weight="bold" officeooo:rsid="001bd299" style:font-size-asian="11pt" style:font-weight-asian="bold" style:font-size-complex="11pt" style:font-weight-complex="bold"/>
    </style:style>
    <style:style style:name="T116" style:family="text">
      <style:text-properties style:font-name="Liberation Sans" fo:font-size="11pt" style:font-size-asian="11pt" style:font-size-complex="11pt"/>
    </style:style>
    <style:style style:name="T117" style:family="text">
      <style:text-properties style:font-name="Liberation Sans" fo:font-size="11pt" officeooo:rsid="000b0e86" style:font-size-asian="11pt" style:font-size-complex="11pt"/>
    </style:style>
    <style:style style:name="T118" style:family="text">
      <style:text-properties style:font-name="Liberation Sans" fo:font-size="11pt" officeooo:rsid="0116ca7b" style:font-size-asian="11pt" style:font-size-complex="11pt"/>
    </style:style>
    <style:style style:name="T119" style:family="text">
      <style:text-properties style:font-name="Liberation Sans" fo:font-size="11pt" officeooo:rsid="0023ae37" style:font-size-asian="11pt" style:font-size-complex="11pt"/>
    </style:style>
    <style:style style:name="T120" style:family="text">
      <style:text-properties style:font-name="Liberation Sans" fo:font-size="11pt" officeooo:rsid="004d7699" style:font-size-asian="11pt" style:font-size-complex="11pt"/>
    </style:style>
    <style:style style:name="T121" style:family="text">
      <style:text-properties style:font-name="Liberation Sans" fo:font-size="11pt" officeooo:rsid="001b3395" style:font-size-asian="11pt" style:font-size-complex="11pt"/>
    </style:style>
    <style:style style:name="T122" style:family="text">
      <style:text-properties style:font-name="Liberation Sans" fo:font-size="11pt" officeooo:rsid="002814c1" style:font-size-asian="11pt" style:font-size-complex="11pt"/>
    </style:style>
    <style:style style:name="T123" style:family="text">
      <style:text-properties style:font-name="Liberation Sans" fo:font-size="11pt" officeooo:rsid="002d8bb7" style:font-size-asian="11pt" style:font-size-complex="11pt"/>
    </style:style>
    <style:style style:name="T124" style:family="text">
      <style:text-properties style:font-name="Liberation Sans" fo:font-size="11pt" style:font-size-asian="11pt" style:font-style-asian="normal" style:font-size-complex="11pt" style:font-style-complex="normal"/>
    </style:style>
    <style:style style:name="T125" style:family="text">
      <style:text-properties style:font-name="Liberation Sans" fo:font-size="11pt" fo:font-style="normal" officeooo:rsid="0023e000" style:font-name-asian="Liberation Mono1" style:font-size-asian="11pt" style:font-style-asian="normal" style:font-name-complex="Liberation Mono1" style:font-size-complex="11pt" style:font-style-complex="normal"/>
    </style:style>
    <style:style style:name="T126" style:family="text">
      <style:text-properties style:font-name="Liberation Sans" fo:font-size="11pt" fo:font-style="normal" officeooo:rsid="0065d8b5" style:font-name-asian="Liberation Mono1" style:font-size-asian="11pt" style:font-style-asian="normal" style:font-name-complex="Liberation Mono1" style:font-size-complex="11pt" style:font-style-complex="normal"/>
    </style:style>
    <style:style style:name="T127" style:family="text">
      <style:text-properties style:font-name="Liberation Sans" fo:font-size="11pt" fo:font-style="normal" officeooo:rsid="0023ae37" style:font-size-asian="11pt" style:font-style-asian="normal" style:font-size-complex="11pt" style:font-style-complex="normal"/>
    </style:style>
    <style:style style:name="T128" style:family="text">
      <style:text-properties style:font-name="Liberation Sans" fo:font-size="11pt" fo:font-style="normal" officeooo:rsid="00174d15" style:font-size-asian="11pt" style:font-style-asian="normal" style:font-size-complex="11pt" style:font-style-complex="normal"/>
    </style:style>
    <style:style style:name="T129" style:family="text">
      <style:text-properties style:font-name="Liberation Sans" fo:font-size="11pt" fo:font-style="normal" officeooo:rsid="0016fe59" style:font-size-asian="11pt" style:font-style-asian="normal" style:font-size-complex="11pt" style:font-style-complex="normal"/>
    </style:style>
    <style:style style:name="T130" style:family="text">
      <style:text-properties style:font-name="Liberation Sans" fo:font-size="11pt" fo:font-style="normal" officeooo:rsid="001b3395" style:font-size-asian="11pt" style:font-style-asian="normal" style:font-size-complex="11pt" style:font-style-complex="normal"/>
    </style:style>
    <style:style style:name="T131" style:family="text">
      <style:text-properties style:font-name="Liberation Sans" fo:font-size="11pt" fo:font-style="normal" officeooo:rsid="001bd299" style:font-size-asian="11pt" style:font-style-asian="normal" style:font-size-complex="11pt" style:font-style-complex="normal"/>
    </style:style>
    <style:style style:name="T132" style:family="text">
      <style:text-properties style:font-name="Liberation Sans" fo:font-size="11pt" fo:font-style="normal" officeooo:rsid="001e4c21" style:font-size-asian="11pt" style:font-style-asian="normal" style:font-size-complex="11pt" style:font-style-complex="normal"/>
    </style:style>
    <style:style style:name="T133" style:family="text">
      <style:text-properties style:font-name="Liberation Sans" fo:font-size="11pt" fo:font-style="normal" officeooo:rsid="00325902" style:font-size-asian="11pt" style:font-style-asian="normal" style:font-size-complex="11pt" style:font-style-complex="normal"/>
    </style:style>
    <style:style style:name="T134" style:family="text">
      <style:text-properties style:font-name="Liberation Sans" fo:font-size="11pt" fo:font-style="normal" officeooo:rsid="003c7002" style:font-size-asian="11pt" style:font-style-asian="normal" style:font-size-complex="11pt" style:font-style-complex="normal"/>
    </style:style>
    <style:style style:name="T135" style:family="text">
      <style:text-properties style:font-name="Liberation Sans" fo:font-size="11pt" fo:font-style="normal" style:font-size-asian="11pt" style:font-size-complex="11pt"/>
    </style:style>
    <style:style style:name="T136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137" style:family="text">
      <style:text-properties fo:font-style="italic" officeooo:rsid="006229db" style:font-style-asian="italic" style:font-name-complex="Arial Unicode MS1" style:font-style-complex="italic"/>
    </style:style>
    <style:style style:name="T138" style:family="text">
      <style:text-properties fo:font-style="italic" officeooo:rsid="002559bf" style:font-style-asian="italic" style:font-name-complex="Arial Unicode MS1" style:font-style-complex="italic"/>
    </style:style>
    <style:style style:name="T139" style:family="text">
      <style:text-properties fo:font-style="italic" officeooo:rsid="004429ea" style:font-style-asian="italic" style:font-name-complex="Arial Unicode MS1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officeooo:rsid="0018f814"/>
    </style:style>
    <style:style style:name="T142" style:family="text">
      <style:text-properties style:font-name="Liberation Mono"/>
    </style:style>
    <style:style style:name="T143" style:family="text">
      <style:text-properties style:font-name="Liberation Mono" fo:font-size="11pt" officeooo:rsid="0016ed69" style:font-size-asian="11pt" style:font-size-complex="11pt"/>
    </style:style>
    <style:style style:name="T144" style:family="text">
      <style:text-properties style:font-name="Liberation Mono" fo:font-size="11pt" officeooo:rsid="001b3395" style:font-size-asian="11pt" style:font-size-complex="11pt"/>
    </style:style>
    <style:style style:name="T145" style:family="text">
      <style:text-properties style:font-name="Liberation Mono" fo:font-size="11pt" fo:font-style="normal" officeooo:rsid="00325902" style:font-size-asian="11pt" style:font-style-asian="normal" style:font-size-complex="11pt" style:font-style-complex="normal"/>
    </style:style>
    <style:style style:name="T146" style:family="text">
      <style:text-properties style:font-name="Liberation Mono" fo:font-size="11pt" fo:font-style="normal" officeooo:rsid="003c7002" style:font-size-asian="11pt" style:font-style-asian="normal" style:font-size-complex="11pt" style:font-style-complex="normal"/>
    </style:style>
    <style:style style:name="T147" style:family="text">
      <style:text-properties style:font-name="Liberation Mono" fo:font-size="10pt" fo:language="es" fo:country="MX"/>
    </style:style>
    <style:style style:name="T148" style:family="text">
      <style:text-properties style:font-name="Liberation Mono" officeooo:rsid="007dfd96"/>
    </style:style>
    <style:style style:name="T149" style:family="text">
      <style:text-properties style:font-name="Liberation Mono" officeooo:rsid="002a92f0"/>
    </style:style>
    <style:style style:name="T150" style:family="text">
      <style:text-properties officeooo:rsid="0021a3f9"/>
    </style:style>
    <style:style style:name="T151" style:family="text">
      <style:text-properties fo:color="#595959" loext:opacity="100%" style:font-name="sans-serif" officeooo:rsid="0018f814"/>
    </style:style>
    <style:style style:name="T152" style:family="text">
      <style:text-properties fo:color="#595959" loext:opacity="100%" style:font-name="sans-serif" officeooo:rsid="002559bf" style:font-name-asian="Songti SC" style:font-name-complex="Arial Unicode MS"/>
    </style:style>
    <style:style style:name="T153" style:family="text">
      <style:text-properties fo:color="#595959" loext:opacity="100%" style:font-name="sans-serif" officeooo:rsid="0036023c"/>
    </style:style>
    <style:style style:name="T154" style:family="text">
      <style:text-properties officeooo:rsid="003a1438"/>
    </style:style>
    <style:style style:name="T155" style:family="text">
      <style:text-properties officeooo:rsid="0010263b"/>
    </style:style>
    <style:style style:name="T156" style:family="text">
      <style:text-properties officeooo:rsid="006990d5" style:font-size-asian="10pt" style:font-size-complex="10pt"/>
    </style:style>
    <style:style style:name="T157" style:family="text">
      <style:text-properties officeooo:rsid="002c76de" style:font-size-asian="10pt" style:font-size-complex="10pt"/>
    </style:style>
    <style:style style:name="T158" style:family="text">
      <style:text-properties officeooo:rsid="008233ac" style:font-size-asian="10pt" style:font-size-complex="10pt"/>
    </style:style>
    <style:style style:name="T159" style:family="text">
      <style:text-properties officeooo:rsid="0011b52e" style:font-size-asian="10pt" style:font-size-complex="10pt"/>
    </style:style>
    <style:style style:name="T160" style:family="text">
      <style:text-properties officeooo:rsid="002814c1"/>
    </style:style>
    <style:style style:name="T161" style:family="text">
      <style:text-properties style:font-name-asian="Songti SC" style:font-name-complex="Arial Unicode MS"/>
    </style:style>
    <style:style style:name="T162" style:family="text">
      <style:text-properties officeooo:rsid="0036023c" style:font-name-asian="Songti SC" style:font-name-complex="Arial Unicode MS"/>
    </style:style>
    <style:style style:name="T163" style:family="text">
      <style:text-properties fo:font-size="11pt" officeooo:rsid="004fd333" style:font-size-asian="11pt" style:font-style-asian="normal" style:font-size-complex="11pt" style:font-style-complex="normal"/>
    </style:style>
    <style:style style:name="T164" style:family="text">
      <style:text-properties fo:font-size="11pt" officeooo:rsid="00ec2012" style:font-size-asian="11pt" style:font-weight-asian="bold" style:font-size-complex="11pt" style:font-weight-complex="bold"/>
    </style:style>
    <style:style style:name="T165" style:family="text">
      <style:text-properties fo:font-size="11pt" officeooo:rsid="0103dbd7" style:font-size-asian="11pt" style:font-weight-asian="bold" style:font-size-complex="11pt" style:font-weight-complex="bold"/>
    </style:style>
    <style:style style:name="T166" style:family="text">
      <style:text-properties fo:font-size="11pt" officeooo:rsid="008246d9" style:font-size-asian="11pt" style:font-weight-asian="bold" style:font-size-complex="11pt" style:font-weight-complex="bold"/>
    </style:style>
    <style:style style:name="T167" style:family="text">
      <style:text-properties fo:font-size="11pt" officeooo:rsid="01625bbb" style:font-size-asian="11pt" style:font-weight-asian="bold" style:font-size-complex="11pt" style:font-weight-complex="bold"/>
    </style:style>
    <style:style style:name="T168" style:family="text">
      <style:text-properties fo:font-size="11pt" style:font-size-asian="11pt" style:font-size-complex="11pt"/>
    </style:style>
    <style:style style:name="T169" style:family="text">
      <style:text-properties fo:color="#0000ff" loext:opacity="100%" fo:font-size="11pt" fo:font-weight="bold" officeooo:rsid="00ec2012" style:font-size-asian="11pt" style:font-weight-asian="bold" style:font-size-complex="11pt" style:font-weight-complex="bold"/>
    </style:style>
    <style:style style:name="T170" style:family="text">
      <style:text-properties fo:color="#0000ff" loext:opacity="100%" fo:font-size="11pt" fo:font-weight="bold" officeooo:rsid="01625bbb" style:font-size-asian="11pt" style:font-weight-asian="bold" style:font-size-complex="11pt" style:font-weight-complex="bold"/>
    </style:style>
    <style:style style:name="T171" style:family="text">
      <style:text-properties fo:color="#0000ff" loext:opacity="100%" style:font-name="sans-serif" fo:font-weight="bold" officeooo:rsid="002814c1" style:font-weight-asian="bold" style:font-weight-complex="bold"/>
    </style:style>
    <style:style style:name="T172" style:family="text">
      <style:text-properties officeooo:rsid="002a92f0"/>
    </style:style>
    <style:style style:name="T173" style:family="text">
      <style:text-properties fo:color="#000080" loext:opacity="100%" fo:font-size="11pt" style:text-underline-style="solid" style:text-underline-width="auto" style:text-underline-color="font-color" officeooo:rsid="002814c1" style:font-size-asian="11pt" style:font-size-complex="11pt"/>
    </style:style>
    <style:style style:name="T174" style:family="text">
      <style:text-properties officeooo:rsid="0036023c"/>
    </style:style>
    <style:style style:name="T175" style:family="text">
      <style:text-properties style:font-name="Liberation Mono" fo:font-size="11pt" fo:font-style="normal" officeooo:rsid="003c7002" style:font-size-asian="11pt" style:font-style-asian="normal" style:font-size-complex="11pt" style:font-style-complex="normal"/>
    </style:style>
    <style:style style:name="T176" style:family="text">
      <style:text-properties officeooo:rsid="004429e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bookmark-start text:name="__RefHeading___Toc37069_2467995921"/><text:span text:style-name="T75">Funciones para crear v</text:span><text:span text:style-name="T74">ectores </text:span><text:span text:style-name="T76">de tipo</text:span><text:span text:style-name="T74"> </text:span><text:span text:style-name="T84">lógico</text:span><text:span text:style-name="T77"> </text:span><text:span text:style-name="T78">o </text:span><text:span text:style-name="T79">para</text:span><text:span text:style-name="T78"> </text:span><text:span text:style-name="T83">comprobar</text:span><text:span text:style-name="T78"> s</text:span><text:span text:style-name="T80">i</text:span><text:span text:style-name="T78"> un vector </text:span><text:span text:style-name="T80">es </text:span><text:span text:style-name="T81">de tipo</text:span><text:span text:style-name="T80"> </text:span><text:span text:style-name="T84">lógico</text:span><text:bookmark-end text:name="__RefHeading___Toc37069_2467995921"/></text:h>
      <text:h text:style-name="P19" text:outline-level="2"><text:bookmark-start text:name="__RefHeading___Toc37071_2467995921"/><text:span text:style-name="T141">1. </text:span>Descripción<text:bookmark-end text:name="__RefHeading___Toc37071_2467995921"/></text:h>
      <text:p text:style-name="P28"><text:span text:style-name="T117">La función </text:span><text:span text:style-name="T144">logical</text:span><text:span text:style-name="T143">()</text:span><text:span text:style-name="T117"> crea</text:span><text:span text:style-name="T118">rá</text:span><text:span text:style-name="T117"> </text:span><text:span text:style-name="T119">un vector </text:span><text:span text:style-name="T120">de tipo </text:span><text:span text:style-name="T121">lógico</text:span><text:span text:style-name="T117"> </text:span><text:span text:style-name="Source_20_Text"><text:span text:style-name="T125">cuyos elementos</text:span></text:span><text:span text:style-name="Source_20_Text"><text:span text:style-name="T127"> </text:span></text:span><text:span text:style-name="Source_20_Text"><text:span text:style-name="T131">solamente </text:span></text:span><text:span text:style-name="Source_20_Text"><text:span text:style-name="T126">podrán almacenar</text:span></text:span><text:span text:style-name="Source_20_Text"><text:span text:style-name="T128"> </text:span></text:span><text:span text:style-name="Source_20_Text"><text:span text:style-name="T130">valores lógicos de tipo verdadero </text:span></text:span><text:span text:style-name="Source_20_Text"><text:span text:style-name="T134">(</text:span></text:span><text:span text:style-name="Source_20_Text"><text:span text:style-name="T146">TRUE</text:span></text:span><text:span text:style-name="Source_20_Text"><text:span text:style-name="T134">) </text:span></text:span><text:span text:style-name="Source_20_Text"><text:span text:style-name="T130">o falso </text:span></text:span><text:span text:style-name="Source_20_Text"><text:span text:style-name="T134">(</text:span></text:span><text:span text:style-name="Source_20_Text"><text:span text:style-name="T146">FALSE</text:span></text:span><text:span text:style-name="Source_20_Text"><text:span text:style-name="T134">)</text:span></text:span><text:span text:style-name="Source_20_Text"><text:span text:style-name="T130">, así como</text:span></text:span><text:span text:style-name="Source_20_Text"><text:span text:style-name="T132"> valores no disponibles </text:span></text:span><text:span text:style-name="Source_20_Text"><text:span text:style-name="T133">(</text:span></text:span><text:span text:style-name="Source_20_Text"><text:span text:style-name="T145">NA</text:span></text:span><text:span text:style-name="Source_20_Text"><text:span text:style-name="T133">)</text:span></text:span><text:span text:style-name="Source_20_Text"><text:span text:style-name="T129">.</text:span></text:span></text:p>
      <text:p text:style-name="P14"><text:span text:style-name="Source_20_Text"><text:span text:style-name="T11">La función </text:span></text:span><text:span text:style-name="Source_20_Text"><text:span text:style-name="T25">as.</text:span></text:span><text:span text:style-name="Source_20_Text"><text:span text:style-name="T27">logical</text:span></text:span><text:span text:style-name="Source_20_Text"><text:span text:style-name="T25">()</text:span></text:span><text:span text:style-name="Source_20_Text"><text:span text:style-name="T11"> </text:span></text:span><text:span text:style-name="Source_20_Text"><text:span text:style-name="T12">intentará</text:span></text:span><text:span text:style-name="Source_20_Text"><text:span text:style-name="T11"> </text:span></text:span><text:span text:style-name="Source_20_Text"><text:span text:style-name="T23">convertir</text:span></text:span><text:span text:style-name="Source_20_Text"><text:span text:style-name="T16"> </text:span></text:span><text:span text:style-name="Source_20_Text"><text:span text:style-name="T13">cualquier </text:span></text:span><text:span text:style-name="Source_20_Text"><text:span text:style-name="T20">objeto</text:span></text:span><text:span text:style-name="Source_20_Text"><text:span text:style-name="T11"> </text:span></text:span><text:span text:style-name="Source_20_Text"><text:span text:style-name="T23">en</text:span></text:span><text:span text:style-name="Source_20_Text"><text:span text:style-name="T18"> </text:span></text:span><text:span text:style-name="Source_20_Text"><text:span text:style-name="T22">un vector de</text:span></text:span><text:span text:style-name="Source_20_Text"><text:span text:style-name="T11"> </text:span></text:span><text:span text:style-name="Source_20_Text"><text:span text:style-name="T19">tipo</text:span></text:span><text:span text:style-name="Source_20_Text"><text:span text:style-name="T11"> </text:span></text:span><text:span text:style-name="Source_20_Text"><text:span text:style-name="T22">lógico</text:span></text:span><text:span text:style-name="Source_20_Text"><text:span text:style-name="T11">. </text:span></text:span><text:span text:style-name="Source_20_Text"><text:span text:style-name="T21">Por su parte</text:span></text:span><text:span text:style-name="Source_20_Text"><text:span text:style-name="T11">, </text:span></text:span><text:span text:style-name="Source_20_Text"><text:span text:style-name="T14">la función</text:span></text:span><text:span text:style-name="Source_20_Text"><text:span text:style-name="T11"> </text:span></text:span><text:span text:style-name="Source_20_Text"><text:span text:style-name="T17">i</text:span></text:span><text:span text:style-name="Source_20_Text"><text:span text:style-name="T27">s</text:span></text:span><text:span text:style-name="Source_20_Text"><text:span text:style-name="T25">.</text:span></text:span><text:span text:style-name="Source_20_Text"><text:span text:style-name="T27">logical</text:span></text:span><text:span text:style-name="Source_20_Text"><text:span text:style-name="T26">()</text:span></text:span><text:span text:style-name="Source_20_Text"><text:span text:style-name="T15"> </text:span></text:span><text:span text:style-name="Source_20_Text"><text:span text:style-name="T24">comprobará</text:span></text:span><text:span text:style-name="Source_20_Text"><text:span text:style-name="T15"> si un objeto es de </text:span></text:span><text:span text:style-name="Source_20_Text"><text:span text:style-name="T19">tipo</text:span></text:span><text:span text:style-name="Source_20_Text"><text:span text:style-name="T15"> </text:span></text:span><text:span text:style-name="Source_20_Text"><text:span text:style-name="T22">lógico</text:span></text:span><text:span text:style-name="Source_20_Text"><text:span text:style-name="T15">.</text:span>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Contenido</text:p>
          </text:index-title>
          <text:p text:style-name="P39"><text:a xlink:type="simple" xlink:href="#__RefHeading___Toc37069_2467995921" text:style-name="Index_20_Link" text:visited-style-name="Index_20_Link"><text:span text:style-name="T116">Funciones para crear vectores de tipo </text:span></text:a><text:a xlink:type="simple" xlink:href="#__RefHeading___Toc37069_2467995921" text:style-name="Index_20_Link" text:visited-style-name="Index_20_Link"><text:span text:style-name="T136">lógico</text:span></text:a><text:a xlink:type="simple" xlink:href="#__RefHeading___Toc37069_2467995921" text:style-name="Index_20_Link" text:visited-style-name="Index_20_Link"><text:span text:style-name="T124"> o para verificar si un vector es de tipo </text:span></text:a><text:a xlink:type="simple" xlink:href="#__RefHeading___Toc37069_2467995921" text:style-name="Index_20_Link" text:visited-style-name="Index_20_Link"><text:span text:style-name="T136">lógico</text:span></text:a><text:a xlink:type="simple" xlink:href="#__RefHeading___Toc37069_2467995921" text:style-name="Index_20_Link" text:visited-style-name="Index_20_Link"><text:span text:style-name="T116"><text:tab/>1</text:span></text:a></text:p>
          <text:p text:style-name="P40"><text:a xlink:type="simple" xlink:href="#__RefHeading___Toc37071_2467995921" text:style-name="Index_20_Link" text:visited-style-name="Index_20_Link"><text:span text:style-name="T116">1. Descripción<text:tab/>1</text:span></text:a></text:p>
          <text:p text:style-name="P40"><text:a xlink:type="simple" xlink:href="#__RefHeading___Toc37073_2467995921" text:style-name="Index_20_Link" text:visited-style-name="Index_20_Link"><text:span text:style-name="T135">2. Forma de uso o sintaxis</text:span></text:a><text:a xlink:type="simple" xlink:href="#__RefHeading___Toc37073_2467995921" text:style-name="Index_20_Link" text:visited-style-name="Index_20_Link"><text:span text:style-name="T116"><text:tab/>1</text:span></text:a></text:p>
          <text:p text:style-name="P40"><text:a xlink:type="simple" xlink:href="#__RefHeading___Toc37075_2467995921" text:style-name="Index_20_Link" text:visited-style-name="Index_20_Link"><text:span text:style-name="T116">3. Argumentos<text:tab/>2</text:span></text:a></text:p>
          <text:p text:style-name="P40"><text:a xlink:type="simple" xlink:href="#__RefHeading___Toc27341_2467995921" text:style-name="Index_20_Link" text:visited-style-name="Index_20_Link"><text:span text:style-name="T116">4. Detalles<text:tab/>2</text:span></text:a></text:p>
          <text:p text:style-name="P40"><text:a xlink:type="simple" xlink:href="#__RefHeading___Toc37079_2467995921" text:style-name="Index_20_Link" text:visited-style-name="Index_20_Link"><text:span text:style-name="T116">5. Valor devuelto<text:tab/>2</text:span></text:a></text:p>
          <text:p text:style-name="P40"><text:a xlink:type="simple" xlink:href="#__RefHeading___Toc37081_2467995921" text:style-name="Index_20_Link" text:visited-style-name="Index_20_Link"><text:span text:style-name="T116">6. Referencias<text:tab/>3</text:span></text:a></text:p>
          <text:p text:style-name="P40"><text:a xlink:type="simple" xlink:href="#__RefHeading___Toc37083_2467995921" text:style-name="Index_20_Link" text:visited-style-name="Index_20_Link"><text:span text:style-name="T116">7. También véase<text:tab/>3</text:span></text:a></text:p>
          <text:p text:style-name="P40"><text:a xlink:type="simple" xlink:href="#__RefHeading___Toc37085_2467995921" text:style-name="Index_20_Link" text:visited-style-name="Index_20_Link"><text:span text:style-name="T116">8. Código fuente<text:tab/>3</text:span></text:a></text:p>
          <text:p text:style-name="P41"><text:a xlink:type="simple" xlink:href="#__RefHeading___Toc8813_2467995921" text:style-name="Index_20_Link" text:visited-style-name="Index_20_Link"><text:span text:style-name="T116">1. logical()<text:tab/>3</text:span></text:a></text:p>
          <text:p text:style-name="P41"><text:a xlink:type="simple" xlink:href="#__RefHeading___Toc27355_2467995921" text:style-name="Index_20_Link" text:visited-style-name="Index_20_Link"><text:span text:style-name="T116">2. as.logical()<text:tab/>3</text:span></text:a></text:p>
          <text:p text:style-name="P41"><text:a xlink:type="simple" xlink:href="#__RefHeading___Toc27357_2467995921" text:style-name="Index_20_Link" text:visited-style-name="Index_20_Link"><text:span text:style-name="T116">3. is.logical()<text:tab/>3</text:span></text:a></text:p>
          <text:p text:style-name="P40"><text:a xlink:type="simple" xlink:href="#__RefHeading___Toc37087_2467995921" text:style-name="Index_20_Link" text:visited-style-name="Index_20_Link"><text:span text:style-name="T116">9. Sobre la traducción<text:tab/>3</text:span></text:a></text:p>
        </text:index-body>
      </text:table-of-content>
      <text:p text:style-name="P14"><text:span text:style-name="Source_20_Text"><text:span text:style-name="T15"/></text:span></text:p>
      <text:h text:style-name="P4" text:outline-level="2"><text:bookmark-start text:name="__RefHeading___Toc37073_2467995921"/><text:span text:style-name="T114">2</text:span><text:span text:style-name="T112">. </text:span><text:span text:style-name="T113">Forma de uso o sintaxis</text:span><text:bookmark-end text:name="__RefHeading___Toc37073_2467995921"/></text:h>
      <text:p text:style-name="P7"><text:tab/>TRUE</text:p>
      <text:p text:style-name="P22"><text:tab/>FALSE</text:p>
      <text:p text:style-name="P22"><text:tab/>T; F</text:p>
      <text:p text:style-name="P23"/>
      <text:p text:style-name="P22"><text:tab/>logical(length = 0)</text:p>
      <text:p text:style-name="P22"><text:tab/>as.logical(x, ...)</text:p>
      <text:p text:style-name="P24"><text:tab/>is.logical(x)</text:p>
      <text:h text:style-name="P5" text:outline-level="2"><text:bookmark-start text:name="__RefHeading___Toc37075_2467995921"/><text:span text:style-name="T153">3</text:span><text:span text:style-name="T151">. </text:span><text:span text:style-name="T152">Argumentos</text:span><text:bookmark-end text:name="__RefHeading___Toc37075_2467995921"/></text:h>
      <text:p text:style-name="P31">Tabl<text:span text:style-name="T154">a</text:span> <text:sequence text:ref-name="refTable0" text:name="Table" text:formula="ooow:Table+1" style:num-format="1">1</text:sequence>. Argumento<text:span text:style-name="T154">s</text:span> <text:span text:style-name="T137">para</text:span> las funciones de creación o <text:span text:style-name="T139">comprobación</text:span> de vectores tipo <text:span text:style-name="T138">lógic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377248768">
          <table:table-cell table:style-name="Table2.A1" office:value-type="string">
            <text:p text:style-name="P2">Argumento</text:p>
          </table:table-cell>
          <table:table-cell table:style-name="Table2.A1" office:value-type="string">
            <text:p text:style-name="P32">Valor esperado</text:p>
          </table:table-cell>
          <table:table-cell table:style-name="Table2.A1" office:value-type="string">
            <text:p text:style-name="P32">Descripción</text:p>
          </table:table-cell>
        </table:table-row>
        <table:table-row table:style-name="TableLine105553309962496">
          <table:table-cell table:style-name="Table2.A2" office:value-type="string">
            <text:p text:style-name="P3"><text:span text:style-name="Source_20_Text"><text:span text:style-name="T147">length</text:span></text:span></text:p>
            <text:p text:style-name="P3"><text:span text:style-name="Source_20_Text"><text:span text:style-name="T2">extensión</text:span></text:span></text:p>
          </table:table-cell>
          <table:table-cell table:style-name="Table2.B2" office:value-type="string">
            <text:p text:style-name="P35">Un valor entero <text:span text:style-name="T155">mayor o igual a cero</text:span>.</text:p>
          </table:table-cell>
          <table:table-cell table:style-name="Table2.B2" office:value-type="string">
            <text:p text:style-name="P36"><text:span text:style-name="T7">Determina l</text:span><text:span text:style-name="T8">a e</text:span><text:span text:style-name="T9">xtensión deseada del vector, es decir, el número de elementos que almacenará. </text:span><text:span text:style-name="T10">El argumento de extensión aceptará números enteros no negativos. Los valores continuos o con decimales serán convertidos a entero</text:span><text:span text:style-name="T7">s</text:span><text:span text:style-name="T10"> y la aportación de más de dos valores devolverá un mensaje de error.</text:span></text:p>
          </table:table-cell>
        </table:table-row>
        <table:table-row table:style-name="TableLine105553309963520">
          <table:table-cell table:style-name="Table2.A2" office:value-type="string">
            <text:p text:style-name="P3"><text:span text:style-name="Source_20_Text"><text:span text:style-name="T147">x</text:span></text:span></text:p>
            <text:p text:style-name="P3"><text:soft-page-break/><text:span text:style-name="Source_20_Text"><text:span text:style-name="T2">x</text:span></text:span></text:p>
          </table:table-cell>
          <table:table-cell table:style-name="Table2.B2" office:value-type="string">
            <text:p text:style-name="P35">Un objeto.</text:p>
          </table:table-cell>
          <table:table-cell table:style-name="Table2.B2" office:value-type="string">
            <text:p text:style-name="P34"><text:span text:style-name="T156">Un objeto </text:span><text:span text:style-name="T157">que será</text:span><text:span text:style-name="T156"> </text:span><text:span text:style-name="T158">coaccionado</text:span><text:span text:style-name="T156"> </text:span><text:span text:style-name="T159">o verificado </text:span><text:span text:style-name="T156">como vector de tipo </text:span><text:soft-page-break/><text:span text:style-name="T157">carácter</text:span><text:span text:style-name="T156">.</text:span></text:p>
          </table:table-cell>
        </table:table-row>
        <table:table-row table:style-name="Table2.4">
          <table:table-cell table:style-name="Table2.A4" office:value-type="string">
            <text:p text:style-name="P3"><text:span text:style-name="Source_20_Text"><text:span text:style-name="T28">...</text:span></text:span></text:p>
            <text:p text:style-name="P3"><text:span text:style-name="Source_20_Text"><text:span text:style-name="T2">más.argumentos</text:span></text:span></text:p>
          </table:table-cell>
          <table:table-cell table:style-name="Table2.A4" office:value-type="string">
            <text:p text:style-name="P33">Otros argumentos</text:p>
          </table:table-cell>
          <table:table-cell table:style-name="Table2.A4" office:value-type="string">
            <text:p text:style-name="P33">Otros argumentos que serán pasados desde o hacia otras funciones.</text:p>
          </table:table-cell>
        </table:table-row>
      </table:table>
      <text:h text:style-name="P6" text:outline-level="2"><text:bookmark-start text:name="__RefHeading___Toc27341_2467995921"/>4. Detalles<text:bookmark-end text:name="__RefHeading___Toc27341_2467995921"/></text:h>
      <text:p text:style-name="P13"><text:span text:style-name="T115">R</text:span><text:span text:style-name="T65"> permite la manipulación de </text:span><text:span text:style-name="T66">valores</text:span><text:span text:style-name="T65"> lógic</text:span><text:span text:style-name="T66">o</text:span><text:span text:style-name="T65">s. Los elementos de un vector lógico pueden tener los valores </text:span><text:span text:style-name="T102">TRUE</text:span><text:span text:style-name="T66"> </text:span><text:span text:style-name="T67">(verdadero)</text:span><text:span text:style-name="T65">, </text:span><text:span text:style-name="T102">FALSE</text:span><text:span text:style-name="T66"> </text:span><text:span text:style-name="T67">(falso)</text:span><text:span text:style-name="T65"> y </text:span><text:span text:style-name="T102">NA</text:span><text:span text:style-name="T65"> (para </text:span><text:span text:style-name="T66">valores</text:span><text:span text:style-name="T65"> no disponible</text:span><text:span text:style-name="T66">s</text:span><text:span text:style-name="T65">). Los vectores lógicos se generan por </text:span><text:span text:style-name="T66">expresiones que contienen </text:span><text:span text:style-name="T65">condiciones </text:span><text:span text:style-name="T66">creadas con operadores relacionales </text:span><text:span text:style-name="T67">y/u operadores lógicos</text:span><text:span text:style-name="T65">. Los operadores </text:span><text:span text:style-name="T66">relacionales</text:span><text:span text:style-name="T65"> son &lt; </text:span><text:span text:style-name="T69">(</text:span><text:span text:style-name="T73">menor que</text:span><text:span text:style-name="T69">)</text:span><text:span text:style-name="T65">; &lt;= </text:span><text:span text:style-name="T69">(</text:span><text:span text:style-name="T71">menor o igual que</text:span><text:span text:style-name="T69">)</text:span><text:span text:style-name="T65">; </text:span><text:span text:style-name="T66"><text:s/></text:span><text:span text:style-name="T65">&gt; </text:span><text:span text:style-name="T69">(</text:span><text:span text:style-name="T71">mayo</text:span><text:span text:style-name="T72">r</text:span><text:span text:style-name="T71"> que</text:span><text:span text:style-name="T69">)</text:span><text:span text:style-name="T65">;</text:span><text:span text:style-name="T66"> </text:span><text:span text:style-name="T65">&gt;= </text:span><text:span text:style-name="T69">(</text:span><text:span text:style-name="T71">mayor o igual que</text:span><text:span text:style-name="T69">)</text:span><text:span text:style-name="T65">;</text:span><text:span text:style-name="T71"> </text:span><text:span text:style-name="T65">== </text:span><text:span text:style-name="T68">(</text:span><text:span text:style-name="T71">igual a, </text:span><text:span text:style-name="T65">para </text:span><text:span text:style-name="T66">determ</text:span><text:span text:style-name="T65">i</text:span><text:span text:style-name="T66">nar i</text:span><text:span text:style-name="T65">gualdad exacta</text:span><text:span text:style-name="T68">)</text:span><text:span text:style-name="T65">; y</text:span><text:span text:style-name="T71">,</text:span><text:span text:style-name="T65"> != </text:span><text:span text:style-name="T68">(</text:span><text:span text:style-name="T71">diferente de, </text:span><text:span text:style-name="T66">p</text:span><text:span text:style-name="T65">ara </text:span><text:span text:style-name="T66">determinar</text:span><text:span text:style-name="T65"> desigualdad</text:span><text:span text:style-name="T68">)</text:span><text:span text:style-name="T65">. </text:span><text:span text:style-name="T67">Los operadores lógicos son <text:s/>&amp; </text:span><text:span text:style-name="T69">(</text:span><text:span text:style-name="T72">intersección</text:span><text:span text:style-name="T69">)</text:span><text:span text:style-name="T67">; | </text:span><text:span text:style-name="T69">(</text:span><text:span text:style-name="T72">unión</text:span><text:span text:style-name="T69">)</text:span><text:span text:style-name="T67">; y ! </text:span><text:span text:style-name="T69">(</text:span><text:span text:style-name="T72">negación</text:span><text:span text:style-name="T69">)</text:span><text:span text:style-name="T67">. </text:span><text:span text:style-name="T69">Entonces</text:span><text:span text:style-name="T65">, si c1 y c2 son expresiones </text:span><text:span text:style-name="T66">o valores</text:span><text:span text:style-name="T65"> lógic</text:span><text:span text:style-name="T66">o</text:span><text:span text:style-name="T65">s, entonces c1 &amp; c2 </text:span><text:span text:style-name="T66">será</text:span><text:span text:style-name="T65"> su intersección (</text:span><text:span text:style-name="T66">condición lógica </text:span><text:span text:style-name="T65">“y”), c1 | c2 </text:span><text:span text:style-name="T66">será</text:span><text:span text:style-name="T65"> su unión (</text:span><text:span text:style-name="T66">condición lógica </text:span><text:span text:style-name="T65">"o"), y !c1 </text:span><text:span text:style-name="T66">será</text:span><text:span text:style-name="T65"> la negación de c1 (</text:span><text:span text:style-name="T66">condición lógica </text:span><text:span text:style-name="T65">"</text:span><text:span text:style-name="T70">n</text:span><text:span text:style-name="T65">o").</text:span></text:p>
      <text:p text:style-name="P12"><text:span text:style-name="T103">TRUE</text:span><text:span text:style-name="T32"> y </text:span><text:span text:style-name="T103">FALSE</text:span><text:span text:style-name="T32"> son palabras reservadas que denotan a las constantes lógicas </text:span><text:span text:style-name="T35">verdadero</text:span><text:span text:style-name="T32"> y </text:span><text:span text:style-name="T35">falso, </text:span><text:span text:style-name="T34">respectivamente,</text:span><text:span text:style-name="T32"> </text:span><text:span text:style-name="T33">dentro del</text:span><text:span text:style-name="T32"> lenguaje. Por su parte,</text:span><text:span text:style-name="T31"> las letras</text:span><text:span text:style-name="T32"> </text:span><text:span text:style-name="T103">T</text:span><text:span text:style-name="T32"> y </text:span><text:span text:style-name="T103">F</text:span><text:span text:style-name="T32"> son variables globales cuyos valores iniciales han sido establecidos con los valores de aquellas. </text:span><text:span text:style-name="T33">Al no ser palabras reservadas, el usuario podrá modificar su valor, por lo que se recomienda no utilizarlas regularmente.</text:span></text:p>
      <text:p text:style-name="P11"><text:span text:style-name="T32">Los vectores lógicos serán coaccionados a vectores enteros en contextos donde un valor numérico sea requerido, en donde </text:span><text:span text:style-name="T103">TRUE</text:span><text:span text:style-name="T32"> tendrá el valor de uno (</text:span><text:span text:style-name="T103">1L</text:span><text:span text:style-name="T32">), </text:span><text:span text:style-name="T103">FALSE</text:span><text:span text:style-name="T32"> tendrá el valor de cero (</text:span><text:span text:style-name="T103">0L</text:span><text:span text:style-name="T32">) y el valor no disponible </text:span><text:span text:style-name="T103">NA</text:span><text:span text:style-name="T32"> será convertido al valor entero no disponible </text:span><text:span text:style-name="T103">NA_integer_</text:span><text:span text:style-name="T32">.</text:span></text:p>
      <text:h text:style-name="P21" text:outline-level="2"><text:bookmark-start text:name="__RefHeading___Toc37079_2467995921"/><text:span text:style-name="T174">5. </text:span>Val<text:span text:style-name="T150">or devuelto</text:span><text:bookmark-end text:name="__RefHeading___Toc37079_2467995921"/></text:h>
      <text:p text:style-name="P8"><text:span text:style-name="T44">La función </text:span><text:span text:style-name="T88">logical</text:span><text:span text:style-name="T86">()</text:span><text:span text:style-name="T45"> crea</text:span><text:span text:style-name="T44">rá</text:span><text:span text:style-name="T45"> un vector de </text:span><text:span text:style-name="T46">tipo </text:span><text:span text:style-name="T51">lógico</text:span><text:span text:style-name="T46"> </text:span><text:span text:style-name="T47">con el número de elementos</text:span><text:span text:style-name="T45"> especificad</text:span><text:span text:style-name="T47">os </text:span><text:span text:style-name="T48">en el argumento de </text:span><text:span text:style-name="T53">longitud</text:span><text:span text:style-name="T48">, </text:span><text:span text:style-name="T87">length</text:span><text:span text:style-name="T45">. Los elementos del vector </text:span><text:span text:style-name="T49">creado</text:span><text:span text:style-name="T45"> </text:span><text:span text:style-name="T44">serán</text:span><text:span text:style-name="T45"> todos iguales a</text:span><text:span text:style-name="T46"> </text:span><text:span text:style-name="T51">valor lógico falso</text:span><text:span text:style-name="T45"> </text:span><text:span text:style-name="T51">(FALSE</text:span><text:span text:style-name="T50">)</text:span><text:span text:style-name="T45">.</text:span></text:p>
      <text:p text:style-name="P10"><text:span text:style-name="T52">La función </text:span><text:span text:style-name="T89">as.</text:span><text:span text:style-name="T92">logical</text:span><text:span text:style-name="T90">()</text:span><text:span text:style-name="T36"> intentará coaccionar su argument</text:span><text:span text:style-name="T37">o</text:span><text:span text:style-name="T36"> al tipo </text:span><text:span text:style-name="T39">lógico</text:span><text:span text:style-name="T36"> </text:span><text:span text:style-name="T38">y</text:span><text:span text:style-name="T36"> eliminará los atributos del objecto coaccionado, incluyendo sus nombres, </text:span><text:span text:style-name="T38">tal como lo hace </text:span><text:span text:style-name="T89">as.vector</text:span><text:span text:style-name="T91">()</text:span><text:span text:style-name="T36">. </text:span><text:span text:style-name="T39">Las cadenas de texto como </text:span><text:span text:style-name="Source_20_Text"><text:span text:style-name="T92">c("T", "TRUE", "True", "true")</text:span></text:span><text:span text:style-name="Source_20_Text"><text:span text:style-name="T36"> </text:span></text:span><text:span text:style-name="Source_20_Text"><text:span text:style-name="T39">s</text:span></text:span><text:span text:style-name="T39">erán convertidas al valor lógico verdadero (TRUE).</text:span><text:span text:style-name="T36"> </text:span><text:span text:style-name="T39">Las cadenas de texto como </text:span><text:span text:style-name="Source_20_Text"><text:span text:style-name="T92">c("F", "FALSE", "False", "false")</text:span></text:span><text:span text:style-name="Source_20_Text"><text:span text:style-name="T36"> </text:span></text:span><text:span text:style-name="Source_20_Text"><text:span text:style-name="T39">s</text:span></text:span><text:span text:style-name="T39">erán convertidas al valor lógico </text:span><text:span text:style-name="T40">falso</text:span><text:span text:style-name="T39"> (</text:span><text:span text:style-name="T93">FALSE</text:span><text:span text:style-name="T39">). </text:span><text:span text:style-name="T40">Cualquier otra cadena de texto será convertida al valor no disponible </text:span><text:span text:style-name="Source_20_Text"><text:span text:style-name="T93">NA</text:span></text:span><text:span text:style-name="Source_20_Text"><text:span text:style-name="T40">.</text:span></text:span><text:span text:style-name="T40"> </text:span><text:span text:style-name="T39"><text:s/></text:span><text:span text:style-name="T54">En el caso de los factores</text:span><text:span text:style-name="T55">, </text:span><text:span text:style-name="T54">que asocian números enteros a </text:span><text:span text:style-name="T63">etiquetas</text:span><text:span text:style-name="T54"> categóric</text:span><text:span text:style-name="T64">a</text:span><text:span text:style-name="T54">s, </text:span><text:span text:style-name="T94">as</text:span><text:span text:style-name="T95">.</text:span><text:span text:style-name="T100">logical</text:span><text:span text:style-name="T95">()</text:span><text:span text:style-name="T54"> </text:span><text:span text:style-name="T64">intentará convertir el valor de las etiquetas para realizar la conversión a valores lógicos en la forma </text:span><text:span text:style-name="T41"> </text:span><text:a xlink:type="simple" xlink:href="http://127.0.0.1:22280/help/library/base/help/levels" text:style-name="Internet_20_link" text:visited-style-name="Visited_20_Internet_20_Link"><text:span text:style-name="Source_20_Text"><text:span text:style-name="T111">levels</text:span></text:span></text:a><text:span text:style-name="T101">(labels)</text:span><text:span text:style-name="T41">.</text:span></text:p>
      <text:p text:style-name="P9"><text:span text:style-name="T56">La función </text:span><text:span text:style-name="T96">is.</text:span><text:span text:style-name="T99">logical</text:span><text:span text:style-name="T97">()</text:span><text:span text:style-name="T55"> </text:span><text:span text:style-name="T57">devolverá</text:span><text:span text:style-name="T55"> </text:span><text:span text:style-name="T57">el valor lógico verdadero (</text:span><text:span text:style-name="T98">TRUE</text:span><text:span text:style-name="T57">)</text:span><text:span text:style-name="T55"> o </text:span><text:span text:style-name="T57">falso (</text:span><text:span text:style-name="T98">FALSE</text:span><text:span text:style-name="T57">)</text:span><text:span text:style-name="T55"> dependiendo de si </text:span><text:span text:style-name="T54">e</text:span><text:span text:style-name="T58">l</text:span><text:span text:style-name="T59"> objeto </text:span><text:span text:style-name="T60">referido en el</text:span><text:span text:style-name="T59"> argumento x</text:span><text:span text:style-name="T55"> es de tipo </text:span><text:span text:style-name="T61">lógico</text:span><text:span text:style-name="T55">. </text:span><text:span text:style-name="T61">Tenga</text:span><text:span text:style-name="T54"> en cuenta que esta función verifica el tipo de almacenamiento del vector, no si </text:span><text:span text:style-name="T56">todos los</text:span><text:span text:style-name="T54"> objetos contenidos </text:span><text:span text:style-name="T56">son elementos tipo </text:span><text:span text:style-name="T62">lógico</text:span><text:span text:style-name="T56">.</text:span></text:p>
      <text:h text:style-name="P21" text:outline-level="2"><text:bookmark-start text:name="__RefHeading___Toc37081_2467995921"/><text:soft-page-break/><text:span text:style-name="T174">6. </text:span>Referenc<text:span text:style-name="T160">ia</text:span>s<text:bookmark-end text:name="__RefHeading___Toc37081_2467995921"/></text:h>
      <text:p text:style-name="P29"><text:span text:style-name="T104">Becker, Richard A., John M. Chambers, y Allan R. Wilks. </text:span><text:span text:style-name="T105">The New S Language: </text:span><text:span text:style-name="T106">A Programming Environment for Data Analysis and Graphics</text:span><text:span text:style-name="T104">. Wadsworth &amp; Brookscole. Boca Raton, FL: CRC Press, 1988.</text:span></text:p>
      <text:h text:style-name="P21" text:outline-level="2"><text:bookmark-start text:name="__RefHeading___Toc37083_2467995921"/><text:span text:style-name="T174">7. </text:span>También véase<text:bookmark-end text:name="__RefHeading___Toc37083_2467995921"/></text:h>
      <text:p text:style-name="P30"><text:span text:style-name="Source_20_Text"><text:span text:style-name="T122">La constante lógica </text:span></text:span><text:span text:style-name="Source_20_Text"><text:span text:style-name="T123">para valores no disponibles</text:span></text:span><text:span text:style-name="Source_20_Text"><text:span text:style-name="T122"> </text:span></text:span><text:span text:style-name="Source_20_Text"><text:span text:style-name="T173">NA</text:span></text:span><text:span text:style-name="Source_20_Text"><text:span text:style-name="T122">.</text:span></text:span></text:p>
      <text:p text:style-name="P30"><text:span text:style-name="Source_20_Text"><text:span text:style-name="T122"/></text:span></text:p>
      <text:h text:style-name="P25" text:outline-level="2"><text:bookmark-start text:name="__RefHeading___Toc37085_2467995921"/><text:span text:style-name="T174">8</text:span>. Código fuente<text:bookmark-end text:name="__RefHeading___Toc37085_2467995921"/></text:h>
      <text:h text:style-name="P26" text:outline-level="3"><text:bookmark-start text:name="__RefHeading___Toc8813_2467995921"/>1. <text:span text:style-name="T149">logical</text:span><text:span text:style-name="T142">()</text:span><text:bookmark-end text:name="__RefHeading___Toc8813_2467995921"/></text:h>
      <text:p text:style-name="P38"><text:tab/>function (length = 0L) </text:p>
      <text:p text:style-name="P38"><text:tab/><text:tab/>.Internal(vector("<text:span text:style-name="T172">logical</text:span>", length))</text:p>
      <text:p text:style-name="P38"/>
      <text:h text:style-name="P27" text:outline-level="3"><text:bookmark-start text:name="__RefHeading___Toc27355_2467995921"/><text:span text:style-name="T148">2</text:span><text:span text:style-name="T142">. </text:span><text:span text:style-name="T148">as.</text:span><text:span text:style-name="T149">logical</text:span><text:span text:style-name="T142">()</text:span><text:bookmark-end text:name="__RefHeading___Toc27355_2467995921"/></text:h>
      <text:p text:style-name="P38"><text:tab/>function (x, ...) <text:s/></text:p>
      <text:p text:style-name="P38"><text:tab/><text:tab/>.Primitive("as.<text:span text:style-name="T172">logical</text:span>")</text:p>
      <text:p text:style-name="P37"/>
      <text:h text:style-name="P27" text:outline-level="3"><text:bookmark-start text:name="__RefHeading___Toc27357_2467995921"/><text:span text:style-name="T148">3</text:span><text:span text:style-name="T142">. </text:span><text:span text:style-name="T148">is.</text:span><text:span text:style-name="T149">logical</text:span><text:span text:style-name="T142">()</text:span><text:bookmark-end text:name="__RefHeading___Toc27357_2467995921"/></text:h>
      <text:p text:style-name="P38"><text:tab/>function (x) <text:s/></text:p>
      <text:p text:style-name="P38"><text:tab/><text:tab/>.Primitive("is.<text:span text:style-name="T172">logical</text:span>")</text:p>
      <text:h text:style-name="P20" text:outline-level="2"><text:bookmark-start text:name="__RefHeading___Toc37087_2467995921"/><text:span text:style-name="T162">9</text:span><text:span text:style-name="T161">. Sobre la traducción</text:span><text:bookmark-end text:name="__RefHeading___Toc37087_2467995921"/></text:h>
      <text:p text:style-name="P15"><text:span text:style-name="T163">La traducci</text:span><text:span text:style-name="T164">ón al español de esta página de ayuda fue actualizada el </text:span><text:span text:style-name="T165">2</text:span><text:span text:style-name="T166">9</text:span><text:span text:style-name="T164"> de mayo de 2021 y está basada en la documentación original de </text:span><text:span text:style-name="T3">R</text:span><text:span text:style-name="T164"> en inglés para la versión </text:span><text:span text:style-name="T169">4.0.</text:span><text:span text:style-name="T170">5</text:span><text:span text:style-name="T164">. La revisión técnica todavía no ha sido realizada. Si deseas participar realizando la revisión técnica o sugiriendo mejoras gramaticales/ortográficas/estilísticas al texto </text:span><text:span text:style-name="T167">o adiciones</text:span><text:span text:style-name="T164">, por favor dirígete a la página del proyecto en: </text:span><text:a xlink:type="simple" xlink:href="https://github.com/sicabi/documentacionR" text:style-name="Internet_20_link" text:visited-style-name="Visited_20_Internet_20_Link"><text:span text:style-name="T168">https://github.com/sicabi/documentacionR</text:span></text:a><text:span text:style-name="T164">. Toda contribución será atribuida a la persona que la realice.</text:span></text:p>
      <text:p text:style-name="P17">__________________________________________________________________________________________________________________________</text:p>
      <text:p text:style-name="P18"/>
      <text:p text:style-name="P16"><text:span text:style-name="T42">[Pa</text:span><text:span text:style-name="T43">quete </text:span><text:span text:style-name="Emphasis"><text:span text:style-name="T42">base </text:span></text:span><text:span text:style-name="T42">versión 4.0.5 </text:span><text:span text:style-name="T109">Í</text:span><text:span text:style-name="T110">ndice</text:span><text:span text:style-name="T42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 Pro Text" svg:font-family="'SF Pro Text', 'Helvetica Neue', Helvetica, Arial, sans-serif"/>
    <style:font-face style:name="sans-serif" svg:font-family="sans-serif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Mono" fo:font-size="10pt" officeooo:paragraph-rsid="002814c1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color="#808080" loext:opacity="100%" fo:font-size="9pt" officeooo:rsid="002814c1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sans-serif" officeooo:rsid="002814c1"/>
    </style:style>
    <style:style style:name="MT5" style:family="text">
      <style:text-properties fo:color="#0000ff" loext:opacity="100%" style:font-name="sans-serif" fo:font-weight="bold" officeooo:rsid="002814c1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ogical {<text:span text:style-name="MT1">base</text:span>} <text:span text:style-name="MT2">lógico</text:span><text:span text:style-name="MT3"><text:tab/></text:span><text:tab/><text:tab/><text:tab/><text:tab/><text:tab/><text:tab/> <text:s text:c="3"/><text:span text:style-name="MT4">Documentación de </text:span><text:span text:style-name="MT5">R 4.0.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9T15:02:17.955053300</meta:creation-date>
    <dc:date>2021-06-10T21:00:29.355254391</dc:date>
    <meta:editing-duration>PT1H40M55S</meta:editing-duration>
    <meta:editing-cycles>34</meta:editing-cycles>
    <meta:generator>LibreOffice/7.1.3.2$MacOSX_X86_64 LibreOffice_project/47f78053abe362b9384784d31a6e56f8511eb1c1</meta:generator>
    <meta:document-statistic meta:table-count="1" meta:image-count="0" meta:object-count="0" meta:page-count="3" meta:paragraph-count="69" meta:word-count="842" meta:character-count="5443" meta:non-whitespace-character-count="4636"/>
  </office:meta>
</office:document-meta>
</file>